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User and Deployment Manual</text:title></text:p>
      <text:p text:style-name="OrgTitle"/>
      <text:h text:style-name="Heading_20_1" text:outline-level="1" text:is-list-header="false">
<text:bookmark-start text:name="OrgXref.orgda33f77"/>
<text:bookmark text:name="orgda33f77"/>Welcome to the Jungle
<text:bookmark-end text:name="OrgXref.orgda33f77"/></text:h>
      <text:p text:style-name="Text_20_body">A JavaScript pixel art RPG<text:line-break/></text:p>
      <text:h text:style-name="Heading_20_2" text:outline-level="2" text:is-list-header="false">
<text:bookmark-start text:name="OrgXref.org009eb3c"/>
<text:bookmark text:name="org009eb3c"/>Group 7
<text:bookmark-end text:name="OrgXref.org009eb3c"/></text:h>
      <text:list text:style-name="OrgBulletedList" text:continue-numbering="false">
        <text:list-item>
          <text:p text:style-name="Text_20_body">Max Ornik<text:line-break/></text:p>
        </text:list-item>
        <text:list-item>
          <text:p text:style-name="Text_20_body">Marcel Sziener<text:line-break/></text:p>
        </text:list-item>
        <text:list-item>
          <text:p text:style-name="Text_20_body">Skyler Mayfield<text:line-break/></text:p>
        </text:list-item>
      </text:list>
      <text:h text:style-name="Heading_20_2" text:outline-level="2" text:is-list-header="false">
<text:bookmark-start text:name="OrgXref.orgfd21a9a"/>
<text:bookmark text:name="orgfd21a9a"/>Deployment
<text:bookmark-end text:name="OrgXref.orgfd21a9a"/></text:h>
      <text:list text:style-name="OrgNumberedList" text:continue-numbering="false">
        <text:list-item>
          <text:p text:style-name="Text_20_body">Clone the repository<text:line-break/></text:p>
          <text:list text:style-name="OrgBulletedList" text:continue-numbering="true">
            <text:list-item>
              <text:p text:style-name="Text_20_body"><text:span text:style-name="OrgCode">$ git clone https://github.com/skyler544/it-project</text:span><text:line-break/></text:p>
            </text:list-item>
          </text:list>
        </text:list-item>
        <text:list-item>
          <text:p text:style-name="Text_20_body">Navigate to the repository application directory with your shell or file browser.<text:line-break/></text:p>
          <text:list text:style-name="OrgBulletedList" text:continue-numbering="true">
            <text:list-item>
              <text:p text:style-name="Text_20_body"><text:span text:style-name="OrgCode">$ cd it-project/application</text:span><text:line-break/></text:p>
            </text:list-item>
          </text:list>
        </text:list-item>
        <text:list-item>
          <text:p text:style-name="Text_20_body">Open <text:span text:style-name="OrgCode">index.html</text:span> with the web browser of your choice<text:line-break/></text:p>
          <text:list text:style-name="OrgBulletedList" text:continue-numbering="true">
            <text:list-item>
              <text:p text:style-name="Text_20_body"><text:span text:style-name="OrgCode">$ firefox index.html</text:span><text:line-break/></text:p>
            </text:list-item>
          </text:list>
        </text:list-item>
      </text:list>
      <text:h text:style-name="Heading_20_2" text:outline-level="2" text:is-list-header="false">
<text:bookmark-start text:name="OrgXref.org8c12a2b"/>
<text:bookmark text:name="org8c12a2b"/>Usage
<text:bookmark-end text:name="OrgXref.org8c12a2b"/></text:h>
      <text:list text:style-name="OrgNumberedList" text:continue-numbering="false">
        <text:list-item>
          <text:p text:style-name="Text_20_body">Play the game!<text:line-break/>Controls:<text:line-break/></text:p>
          <text:list text:style-name="OrgBulletedList" text:continue-numbering="true">
            <text:list-item>
              <text:p text:style-name="Text_20_body"><text:span text:style-name="OrgCode">w</text:span>, <text:span text:style-name="OrgCode">a</text:span>, <text:span text:style-name="OrgCode">s</text:span>, <text:span text:style-name="OrgCode">d</text:span> or arrow keys for movement<text:line-break/></text:p>
            </text:list-item>
            <text:list-item>
              <text:p text:style-name="Text_20_body"><text:span text:style-name="OrgCode">enter</text:span> to attack<text:line-break/></text:p>
            </text:list-item>
          </text:list>
          <text:p text:style-name="Text_20_body">Combat controls:<text:line-break/></text:p>
          <text:list text:style-name="OrgBulletedList" text:continue-numbering="true">
            <text:list-item>
              <text:p text:style-name="Text_20_body">Combat automatically begins when you encounter a monster; use the menu to select your action. Try not to die!<text:line-break/></text:p>
            </text:list-item>
          </text:list>
          <text:p text:style-name="Text_20_body">Use doors to move between levels.<text:line-break/></text:p>
        </text:list-item>
      </text:list>
      <text:h text:style-name="Heading_20_2" text:outline-level="2" text:is-list-header="false">
<text:bookmark-start text:name="OrgXref.org640c1c3"/>
<text:bookmark text:name="org640c1c3"/>Motivation
<text:bookmark-end text:name="OrgXref.org640c1c3"/></text:h>
      <text:p text:style-name="Text_20_body">As gamers ourselves, we were inspired by pixel art aesthetics and fond memories of playing pixel art games. Furthermore, since JavaScript is a very widely used language, we considered that making a large project in JavaScript would be a great way to sharpen our skills.<text:line-break/></text:p>
      <text:h text:style-name="Heading_20_2" text:outline-level="2" text:is-list-header="false">
<text:bookmark-start text:name="OrgXref.org097f70d"/>
<text:bookmark text:name="org097f70d"/>Technology Used
<text:bookmark-end text:name="OrgXref.org097f70d"/></text:h>
      <text:h text:style-name="Heading_20_3_unnumbered" text:outline-level="3" text:is-list-header="true">
<text:bookmark-start text:name="OrgXref.orgf57572d"/>
<text:bookmark text:name="orgf57572d"/>JavaScript (obviously)
<text:bookmark-end text:name="OrgXref.orgf57572d"/></text:h>
      <text:p text:style-name="Text_20_body">Some of the code makes use of jQuery as well.<text:line-break/></text:p>
      <text:h text:style-name="Heading_20_3_unnumbered" text:outline-level="3" text:is-list-header="true">
<text:bookmark-start text:name="OrgXref.org63c6386"/>
<text:bookmark text:name="org63c6386"/>Git
<text:bookmark-end text:name="OrgXref.org63c6386"/></text:h>
      <text:p text:style-name="Text_20_body">Using git effectively is a hard requirement of collaborative development. Version control not only makes developing code safer, it provides a form of documentation as well. Writing a commit message to explain what one did and why is an important consideration when working with others, especially if what the code does is not immediately obvious to everyone involved. Plus it’s fun!<text:line-break/></text:p>
      <text:h text:style-name="Heading_20_3_unnumbered" text:outline-level="3" text:is-list-header="true">
<text:bookmark-start text:name="OrgXref.orgd9f59dd"/>
<text:bookmark text:name="orgd9f59dd"/>Trello
<text:bookmark-end text:name="OrgXref.orgd9f59dd"/></text:h>
      <text:p text:style-name="Text_20_body">Having this project planning tool made keeping track of what exactly we were doing and how we wanted to do it much easier.<text:line-break/></text:p>
      <text:h text:style-name="Heading_20_3_unnumbered" text:outline-level="3" text:is-list-header="true">
<text:bookmark-start text:name="OrgXref.orgee0adc6"/>
<text:bookmark text:name="orgee0adc6"/>Discord
<text:bookmark-end text:name="OrgXref.orgee0adc6"/></text:h>
      <text:p text:style-name="Text_20_body">As a communications platform, Discord is hard to beat when it comes to staying connected and keeping each other in the loop.<text:line-break/></text:p>
      <text:h text:style-name="Heading_20_3_unnumbered" text:outline-level="3" text:is-list-header="true">
<text:bookmark-start text:name="OrgXref.org781c2f5"/>
<text:bookmark text:name="org781c2f5"/>Google Drive
<text:bookmark-end text:name="OrgXref.org781c2f5"/></text:h>
      <text:p text:style-name="Text_20_body">Realtime collaborative editing.<text:line-break/></text:p>
      <text:h text:style-name="Heading_20_3_unnumbered" text:outline-level="3" text:is-list-header="true">
<text:bookmark-start text:name="OrgXref.org52cb894"/>
<text:bookmark text:name="org52cb894"/>Emacs Org-Mode
<text:bookmark-end text:name="OrgXref.org52cb894"/></text:h>
      <text:p text:style-name="Text_20_body">Writing documentation and planning deadlines, <text:span text:style-name="OrgCode">org-mode</text:span> does it all.<text:line-break/></text:p>
      <text:h text:style-name="Heading_20_2" text:outline-level="2" text:is-list-header="false">
<text:bookmark-start text:name="OrgXref.orgd6e110e"/>
<text:bookmark text:name="orgd6e110e"/>Project Status
<text:bookmark-end text:name="OrgXref.orgd6e110e"/></text:h>
      <text:p text:style-name="Text_20_body">The game “engine” is finished. Everything needed to make the game possible is there. However, the project is still in what we would call “alpha.” There’s enough to show that the game works, but it needs more levels and variety. The framework can easily be expanded to make this happen.<text:line-break/></text:p>
      <text:p text:style-name="Horizontal_20_Line"/>
      <text:h text:style-name="Heading_20_2" text:outline-level="2" text:is-list-header="false">
<text:bookmark-start text:name="OrgXref.orgb61718d"/>
<text:bookmark text:name="orgb61718d"/>A note about this document
<text:bookmark-end text:name="OrgXref.orgb61718d"/></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4:31:59</dc:date>
    <meta:creation-date>2022-07-05T14:31:59</meta:creation-date>
    <meta:generator>Emacs 28.1.50 (Org mode 9.6)</meta:generator>
    <meta:keyword/>
    <dc:subject/>
    <dc:title>User and Deployment Manual</dc:title>
  </office:meta>
</office:document-meta>
</file>